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2pt" fo:font-weight="normal" style:font-size-asian="10.5pt" style:font-weight-asian="normal" style:font-size-complex="12pt" style:font-weight-complex="normal"/>
    </style:style>
    <style:style style:name="P2" style:family="paragraph" style:parent-style-name="Standard">
      <style:text-properties fo:font-size="12pt" fo:font-weight="normal" officeooo:rsid="001f93f4" officeooo:paragraph-rsid="001f93f4" style:font-size-asian="10.5pt" style:font-weight-asian="normal" style:font-size-complex="12pt" style:font-weight-complex="normal"/>
    </style:style>
    <style:style style:name="P3" style:family="paragraph" style:parent-style-name="Standard">
      <style:text-properties fo:font-size="12pt" fo:font-weight="normal" officeooo:rsid="001f93f4" officeooo:paragraph-rsid="002191f6" style:font-size-asian="10.5pt" style:font-weight-asian="normal" style:font-size-complex="12pt" style:font-weight-complex="normal"/>
    </style:style>
    <style:style style:name="T1" style:family="text">
      <style:text-properties officeooo:rsid="001f877c"/>
    </style:style>
    <style:style style:name="T2" style:family="text">
      <style:text-properties fo:font-size="14pt" fo:font-weight="bold" officeooo:rsid="001f877c" style:font-size-asian="14pt" style:font-weight-asian="bold" style:font-size-complex="14pt" style:font-weight-complex="bold"/>
    </style:style>
    <style:style style:name="T3" style:family="text">
      <style:text-properties style:text-underline-style="solid" style:text-underline-width="auto" style:text-underline-color="font-color" officeooo:rsid="001f93f4"/>
    </style:style>
    <style:style style:name="T4" style:family="text">
      <style:text-properties style:text-underline-style="none"/>
    </style:style>
    <style:style style:name="T5" style:family="text">
      <style:text-properties style:text-underline-style="none" officeooo:rsid="001f93f4"/>
    </style:style>
    <style:style style:name="T6" style:family="text">
      <style:text-properties style:text-underline-style="none" officeooo:rsid="002191f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span text:style-name="T2">Talkbox Requirements</text:span></text:p>
      <text:p text:style-name="Standard"><text:span text:style-name="T2"/></text:p>
      <text:p text:style-name="P1"><text:tab/><text:span text:style-name="T1">The Talkbox Configurer allows a client to customize a variable number of buttons that may assist a user in speech. Each button can have a custom color, text, sound – and even an image! Audio can be recorded directly from the Configurer and then used as the sound for the buttons! A user can either store their buttons in a new Talkbox_Data configuration, or select an old configuration in order to customize the app into something more suitable for them.</text:span></text:p>
      <text:p text:style-name="P1"/>
      <text:p text:style-name="P1"><text:tab/><text:span text:style-name="T1">The Talkbox Simulator allows a client to test their Talkbox_Data configuration, displaying the text, color, image, and (upon being clicked) playing back the sound of each button! The Simulator allows the user to find how well their setup works for them, and if it does not work sufficiently for them, the client may always use the Configurer to adjust the buttons into something more functional and personalized. </text:span></text:p>
      <text:p text:style-name="P1"/>
      <text:p text:style-name="P1"><text:tab/><text:span text:style-name="T3">Use Cases<text:line-break/><text:line-break/></text:span><text:span text:style-name="T5">Configurer</text:span></text:p>
      <text:p text:style-name="P2"><text:span text:style-name="T4">1: The Client opens the Talkbox Configurer and creates a new configuration directory. The client selects existing sound clips along with text, color, and (optional) an image to accompany their buttons. </text:span></text:p>
      <text:p text:style-name="P2"><text:span text:style-name="T4">Audio can be recorded directly from the app, and then used for the playback sounds of the buttons. The <text:s/>Sound can be played back and users can see a preview of their buttons and change the selections they have made if they are not suitable enough. <text:s/></text:span><text:span text:style-name="T6">Other sets of buttons can be added and shifted through. </text:span><text:span text:style-name="T4">The Talkbox Configuration is updated as the changes are made, and is ready for testing in the simulator. </text:span></text:p>
      <text:p text:style-name="P2"><text:span text:style-name="T4"/></text:p>
      <text:p text:style-name="P2"><text:span text:style-name="T4">Simulator:</text:span></text:p>
      <text:p text:style-name="P3"><text:span text:style-name="T4">1: The Client opens their Talkbox Configuration and tests their buttons for how well they assist in daily activities. <text:s/></text:span><text:span text:style-name="T6">The User may also shift audio sets into the other buttons that are available. </text:span><text:span text:style-name="T4">If any of the buttons do not work to the user’s needs, they may always return to the Configurer in order to adjust any characteristic of their buttons from the configuration. </text:span></text:p>
      <text:p text:style-name="P2"><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4T11:39:54.492515008</meta:creation-date>
    <meta:generator>LibreOffice/6.0.7.3$Linux_X86_64 LibreOffice_project/00m0$Build-3</meta:generator>
    <dc:date>2019-02-04T12:04:17.568522484</dc:date>
    <meta:editing-duration>PT2M22S</meta:editing-duration>
    <meta:editing-cycles>1</meta:editing-cycles>
    <meta:document-statistic meta:table-count="0" meta:image-count="0" meta:object-count="0" meta:page-count="1" meta:paragraph-count="8" meta:word-count="321" meta:character-count="1909" meta:non-whitespace-character-count="1580"/>
  </office:meta>
</office:document-meta>
</file>